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ba2" officeooo:paragraph-rsid="00054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sdfasdf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4:42:39.467342676</meta:creation-date>
    <dc:date>2022-07-05T14:43:04.703769880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3.4.2$Linux_X86_64 LibreOffice_project/30$Build-2</meta:generator>
  </office:meta>
</office:document-meta>
</file>